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59.99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52.3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mbi-core-gosum2-molec" table:style-name="ta1">
        <table:shapes>
          <draw:frame draw:z-index="0" draw:style-name="gr1" draw:text-style-name="P1" svg:width="346.11mm" svg:height="334.54mm" svg:x="59.86mm" svg:y="197.52mm">
            <loext:p draw:notify-on-update-of-ranges="'Gambi-core-gosum2-molec'.B2:'Gambi-core-gosum2-molec'.B43 'Gambi-core-gosum2-molec'.C1:'Gambi-core-gosum2-molec'.C1 'Gambi-core-gosum2-molec'.C2:'Gambi-core-gosum2-molec'.C43 'Gambi-core-gosum2-molec'.D1:'Gambi-core-gosum2-molec'.D1 'Gambi-core-gosum2-molec'.D2:'Gambi-core-gosum2-molec'.D43 'Gambi-core-gosum2-molec'.E1:'Gambi-core-gosum2-molec'.E1 'Gambi-core-gosum2-molec'.E2:'Gambi-core-gosum2-molec'.E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OI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oftcore</text:p>
          </table:table-cell>
          <table:table-cell office:value-type="string" calcext:value-type="string">
            <text:p>unique</text:p>
          </table:table-cell>
          <table:table-cell/>
        </table:table-row>
        <table:table-row table:style-name="ro1">
          <table:table-cell office:value-type="string" calcext:value-type="string">
            <text:p>GO:0001871</text:p>
          </table:table-cell>
          <table:table-cell office:value-type="string" calcext:value-type="string">
            <text:p>pattern binding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:0003700</text:p>
          </table:table-cell>
          <table:table-cell office:value-type="string" calcext:value-type="string">
            <text:p>DNA-binding transcription factor activ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:0003712</text:p>
          </table:table-cell>
          <table:table-cell office:value-type="string" calcext:value-type="string">
            <text:p>transcription coregulator activ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:0004133</text:p>
          </table:table-cell>
          <table:table-cell office:value-type="string" calcext:value-type="string">
            <text:p>glycogen debranching enzyme activ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:0005319</text:p>
          </table:table-cell>
          <table:table-cell office:value-type="string" calcext:value-type="string">
            <text:p>lipid transporter activity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:0005326</text:p>
          </table:table-cell>
          <table:table-cell office:value-type="string" calcext:value-type="string">
            <text:p>neurotransmitter transporter activ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05515</text:p>
          </table:table-cell>
          <table:table-cell office:value-type="string" calcext:value-type="string">
            <text:p>protein binding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GO:0008144</text:p>
          </table:table-cell>
          <table:table-cell office:value-type="string" calcext:value-type="string">
            <text:p>drug bindin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O:0008289</text:p>
          </table:table-cell>
          <table:table-cell office:value-type="string" calcext:value-type="string">
            <text:p>lipid bind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:0008565</text:p>
          </table:table-cell>
          <table:table-cell office:value-type="string" calcext:value-type="string">
            <text:p>protein transporter activ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09975</text:p>
          </table:table-cell>
          <table:table-cell office:value-type="string" calcext:value-type="string">
            <text:p>cyclase activ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:0016491</text:p>
          </table:table-cell>
          <table:table-cell office:value-type="string" calcext:value-type="string">
            <text:p>oxidoreductase activity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GO:0016530</text:p>
          </table:table-cell>
          <table:table-cell office:value-type="string" calcext:value-type="string">
            <text:p>metallochaperone activ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16740</text:p>
          </table:table-cell>
          <table:table-cell office:value-type="string" calcext:value-type="string">
            <text:p>transferase activity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GO:0016787</text:p>
          </table:table-cell>
          <table:table-cell office:value-type="string" calcext:value-type="string">
            <text:p>hydrolase activity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GO:0016829</text:p>
          </table:table-cell>
          <table:table-cell office:value-type="string" calcext:value-type="string">
            <text:p>lyase activity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GO:0016853</text:p>
          </table:table-cell>
          <table:table-cell office:value-type="string" calcext:value-type="string">
            <text:p>isomerase activity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GO:0016874</text:p>
          </table:table-cell>
          <table:table-cell office:value-type="string" calcext:value-type="string">
            <text:p>ligase activity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GO:0022857</text:p>
          </table:table-cell>
          <table:table-cell office:value-type="string" calcext:value-type="string">
            <text:p>transmembrane transporter activity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GO:0030234</text:p>
          </table:table-cell>
          <table:table-cell office:value-type="string" calcext:value-type="string">
            <text:p>enzyme regulator activity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O:0030246</text:p>
          </table:table-cell>
          <table:table-cell office:value-type="string" calcext:value-type="string">
            <text:p>carbohydrate bind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O:0030545</text:p>
          </table:table-cell>
          <table:table-cell office:value-type="string" calcext:value-type="string">
            <text:p>receptor regulator activity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32451</text:p>
          </table:table-cell>
          <table:table-cell office:value-type="string" calcext:value-type="string">
            <text:p>demethylase activity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33218</text:p>
          </table:table-cell>
          <table:table-cell office:value-type="string" calcext:value-type="string">
            <text:p>amide bind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:0036094</text:p>
          </table:table-cell>
          <table:table-cell office:value-type="string" calcext:value-type="string">
            <text:p>small molecule binding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GO:0038023</text:p>
          </table:table-cell>
          <table:table-cell office:value-type="string" calcext:value-type="string">
            <text:p>signaling receptor activit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O:0043167</text:p>
          </table:table-cell>
          <table:table-cell office:value-type="string" calcext:value-type="string">
            <text:p>ion binding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GO:0044877</text:p>
          </table:table-cell>
          <table:table-cell office:value-type="string" calcext:value-type="string">
            <text:p>protein-containing complex bind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:0048037</text:p>
          </table:table-cell>
          <table:table-cell office:value-type="string" calcext:value-type="string">
            <text:p>cofactor binding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O:0050824</text:p>
          </table:table-cell>
          <table:table-cell office:value-type="string" calcext:value-type="string">
            <text:p>water bind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51540</text:p>
          </table:table-cell>
          <table:table-cell office:value-type="string" calcext:value-type="string">
            <text:p>metal cluster binding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:0060090</text:p>
          </table:table-cell>
          <table:table-cell office:value-type="string" calcext:value-type="string">
            <text:p>molecular adaptor activity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61783</text:p>
          </table:table-cell>
          <table:table-cell office:value-type="string" calcext:value-type="string">
            <text:p>peptidoglycan muralytic activ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72341</text:p>
          </table:table-cell>
          <table:table-cell office:value-type="string" calcext:value-type="string">
            <text:p>modified amino acid bind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:0097159</text:p>
          </table:table-cell>
          <table:table-cell office:value-type="string" calcext:value-type="string">
            <text:p>organic cyclic compound binding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GO:0097367</text:p>
          </table:table-cell>
          <table:table-cell office:value-type="string" calcext:value-type="string">
            <text:p>carbohydrate derivative binding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O:0140096</text:p>
          </table:table-cell>
          <table:table-cell office:value-type="string" calcext:value-type="string">
            <text:p>catalytic activity, acting on a protein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GO:0140097</text:p>
          </table:table-cell>
          <table:table-cell office:value-type="string" calcext:value-type="string">
            <text:p>catalytic activity, acting on DNA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GO:0140098</text:p>
          </table:table-cell>
          <table:table-cell office:value-type="string" calcext:value-type="string">
            <text:p>catalytic activity, acting on RNA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GO:1901363</text:p>
          </table:table-cell>
          <table:table-cell office:value-type="string" calcext:value-type="string">
            <text:p>heterocyclic compound binding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GO:1901567</text:p>
          </table:table-cell>
          <table:table-cell office:value-type="string" calcext:value-type="string">
            <text:p>fatty acid derivative binding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1901681</text:p>
          </table:table-cell>
          <table:table-cell office:value-type="string" calcext:value-type="string">
            <text:p>sulfur compound binding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 style:data-style-name="N2" text:time-value="00:00:55.520123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00:04:42.146800890</dc:date>
    <meta:editing-duration>PT14M</meta:editing-duration>
    <meta:editing-cycles>9</meta:editing-cycles>
    <meta:generator>LibreOffice/5.1.6.2$Linux_X86_64 LibreOffice_project/10m0$Build-2</meta:generator>
    <meta:document-statistic meta:table-count="1" meta:cell-count="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5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612cm" svg:height="33.455cm" xlink:href=".." xlink:type="simple" chart:class="chart:bar" chart:style-name="ch1">
        <chart:legend chart:legend-position="end" svg:x="32.613cm" svg:y="15.93cm" style:legend-expansion="high" chart:style-name="ch2"/>
        <chart:plot-area chart:style-name="ch3" table:cell-range-address="'Gambi-core-gosum2-molec'.B2:'Gambi-core-gosum2-molec'.E43 'Gambi-core-gosum2-molec'.C1:'Gambi-core-gosum2-molec'.E1" chart:data-source-has-labels="both" svg:x="1.603cm" svg:y="0.467cm" svg:width="29.01cm" svg:height="33.139cm">
          <chartooo:coordinate-region svg:x="5.139cm" svg:y="0.667cm" svg:width="25.474cm" svg:height="28.105cm"/>
          <chart:axis chart:dimension="x" chart:name="primary-x" chart:style-name="ch4" chartooo:axis-type="auto">
            <chartooo:date-scale/>
            <chart:categories table:cell-range-address="'Gambi-core-gosum2-molec'.B2:'Gambi-core-gosum2-molec'.B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mbi-core-gosum2-molec'.C2:'Gambi-core-gosum2-molec'.C43" chart:label-cell-address="'Gambi-core-gosum2-molec'.C1:'Gambi-core-gosum2-molec'.C1" chart:class="chart:bar">
            <chart:data-point chart:repeated="42"/>
          </chart:series>
          <chart:series chart:style-name="ch8" chart:values-cell-range-address="'Gambi-core-gosum2-molec'.D2:'Gambi-core-gosum2-molec'.D43" chart:label-cell-address="'Gambi-core-gosum2-molec'.D1:'Gambi-core-gosum2-molec'.D1" chart:class="chart:bar">
            <chart:data-point chart:repeated="42"/>
          </chart:series>
          <chart:series chart:style-name="ch9" chart:values-cell-range-address="'Gambi-core-gosum2-molec'.E2:'Gambi-core-gosum2-molec'.E43" chart:label-cell-address="'Gambi-core-gosum2-molec'.E1:'Gambi-core-gosum2-molec'.E1" chart:class="chart:bar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draw:g>
                  <svg:desc>'Gambi-core-gosum2-molec'.C1:'Gambi-core-gosum2-molec'.C1</svg:desc>
                </draw:g>
              </table:table-cell>
              <table:table-cell office:value-type="string">
                <text:p>softcore</text:p>
                <draw:g>
                  <svg:desc>'Gambi-core-gosum2-molec'.D1:'Gambi-core-gosum2-molec'.D1</svg:desc>
                </draw:g>
              </table:table-cell>
              <table:table-cell office:value-type="string">
                <text:p>unique</text:p>
                <draw:g>
                  <svg:desc>'Gambi-core-gosum2-molec'.E1:'Gambi-core-gosum2-molec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tern binding</text:p>
                <draw:g>
                  <svg:desc>'Gambi-core-gosum2-molec'.B2:'Gambi-core-gosum2-molec'.B43</svg:desc>
                </draw:g>
              </table:table-cell>
              <table:table-cell office:value-type="float" office:value="3">
                <text:p>3</text:p>
                <draw:g>
                  <svg:desc>'Gambi-core-gosum2-molec'.C2:'Gambi-core-gosum2-molec'.C43</svg:desc>
                </draw:g>
              </table:table-cell>
              <table:table-cell office:value-type="float" office:value="3">
                <text:p>3</text:p>
                <draw:g>
                  <svg:desc>'Gambi-core-gosum2-molec'.D2:'Gambi-core-gosum2-molec'.D43</svg:desc>
                </draw:g>
              </table:table-cell>
              <table:table-cell office:value-type="float" office:value="3">
                <text:p>3</text:p>
                <draw:g>
                  <svg:desc>'Gambi-core-gosum2-molec'.E2:'Gambi-core-gosum2-molec'.E43</svg:desc>
                </draw:g>
              </table:table-cell>
            </table:table-row>
            <table:table-row>
              <table:table-cell office:value-type="string">
                <text:p>DNA-binding transcription factor activit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nscription coregulator activity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lycogen debranching enzyme activity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pid transporter activity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urotransmitter transporter activity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tein binding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drug binding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pid binding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tein transporter activity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yclase activity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xidoreductase activity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metallochaperone activit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ansferase activity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hydrolase activity</text:p>
              </table:table-cell>
              <table:table-cell office:value-type="float" office:value="125">
                <text:p>125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lyase activity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isomerase activity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igase activity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ransmembrane transporter activity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enzyme regulator activity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arbohydrate binding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ceptor regulator activi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methylase activi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ide binding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mall molecule binding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ignaling receptor activity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on binding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rotein-containing complex binding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factor binding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water bindin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tal cluster binding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lecular adaptor activi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ptidoglycan muralytic activity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dified amino acid binding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rganic cyclic compound binding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carbohydrate derivative binding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talytic activity, acting on a protein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atalytic activity, acting on DNA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atalytic activity, acting on RNA</text:p>
              </table:table-cell>
              <table:table-cell office:value-type="float" office:value="37">
                <text:p>37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heterocyclic compound binding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fatty acid derivative bind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lfur compound binding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